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date" office:date-value="2020-04-05T13:34:02" calcext:value-type="date">
            <text:p>05/04/20</text:p>
          </table:table-cell>
          <table:table-cell office:value-type="string" calcext:value-type="string">
            <text:p>Apple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time" office:time-value="PT03H41M23S" calcext:value-type="time">
            <text:p>03:41:23</text:p>
          </table:table-cell>
          <table:table-cell office:value-type="string" calcext:value-type="string">
            <text:p>Bananas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time" office:time-value="PT12H46M51S" calcext:value-type="time">
            <text:p>12:46:51</text:p>
          </table:table-cell>
          <table:table-cell office:value-type="string" calcext:value-type="string">
            <text:p>Cherries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time" office:time-value="PT08H59M43S" calcext:value-type="time">
            <text:p>08:59:43</text:p>
          </table:table-cell>
          <table:table-cell office:value-type="string" calcext:value-type="string">
            <text:p>Pears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Oranges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time" office:time-value="PT07H23M54S" calcext:value-type="time">
            <text:p>07:23:54</text:p>
          </table:table-cell>
          <table:table-cell office:value-type="string" calcext:value-type="string">
            <text:p>Strawberries</text:p>
          </table:table-cell>
          <table:table-cell office:value-type="float" office:value="865" calcext:value-type="float">
            <text:p>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2:28:57.245001166</meta:creation-date>
    <dc:date>2020-07-05T22:35:59.129429640</dc:date>
    <meta:editing-duration>PT7M6S</meta:editing-duration>
    <meta:editing-cycles>1</meta:editing-cycles>
    <meta:document-statistic meta:table-count="1" meta:cell-count="18" meta:object-count="0"/>
    <meta:generator>LibreOffice/6.4.3.2$Linux_X86_64 LibreOffice_project/40$Build-2</meta:generator>
  </office:meta>
</office:document-meta>
</file>